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owSetResultSetMapper.mapToResultType( ControlBeanContext context , Method m , ResultSet resultSet , Calendar c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RowSetResultSetMapper.canCloseResul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